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5" draw:style-name="gr1" draw:text-style-name="P1" svg:width="3.1787in" svg:height="3.5429in" svg:x="19.5535in" svg:y="10.5177in">
            <draw:object draw:notify-on-update-of-ranges="Sheet1.W50:Sheet1.W59 Sheet1.X49:Sheet1.X49 Sheet1.X50:Sheet1.X56 Sheet1.Y49:Sheet1.Y49 Sheet1.Y50:Sheet1.Y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4" table:default-cell-style-name="Default"/>
        <table:table-row table:style-name="ro1">
          <table:table-cell table:number-columns-repeated="34"/>
        </table:table-row>
        <table:table-row table:style-name="ro1">
          <table:table-cell table:number-columns-repeated="15"/>
          <table:table-cell office:value-type="string" calcext:value-type="string">
            <text:p>mit min cluster 5</text:p>
          </table:table-cell>
          <table:table-cell table:number-columns-repeated="5"/>
          <table:table-cell office:value-type="string" calcext:value-type="string">
            <text:p>mit min cluster 1</text:p>
          </table:table-cell>
          <table:table-cell table:number-columns-repeated="4"/>
          <table:table-cell office:value-type="string" calcext:value-type="string">
            <text:p>mit min cluster 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ma</text:p>
          </table:table-cell>
          <table:table-cell office:value-type="string" calcext:value-type="string">
            <text:p>MAGMA_correct</text:p>
          </table:table-cell>
          <table:table-cell office:value-type="string" calcext:value-type="string">
            <text:p>MAGMA_wrong</text:p>
          </table:table-cell>
          <table:table-cell office:value-type="string" calcext:value-type="string">
            <text:p>err rate</text:p>
          </table:table-cell>
          <table:table-cell/>
          <table:table-cell office:value-type="string" calcext:value-type="string">
            <text:p>MAPXSII</text:p>
          </table:table-cell>
          <table:table-cell office:value-type="string" calcext:value-type="string">
            <text:p>MAPXSII correct</text:p>
          </table:table-cell>
          <table:table-cell office:value-type="string" calcext:value-type="string">
            <text:p>MAPXSII_wrong</text:p>
          </table:table-cell>
          <table:table-cell table:number-columns-repeated="2"/>
          <table:table-cell office:value-type="string" calcext:value-type="string">
            <text:p>flamengo</text:p>
          </table:table-cell>
          <table:table-cell office:value-type="string" calcext:value-type="string">
            <text:p>Flamengo correct</text:p>
          </table:table-cell>
          <table:table-cell office:value-type="string" calcext:value-type="string">
            <text:p>flamengo wrong</text:p>
          </table:table-cell>
          <table:table-cell table:number-columns-repeated="2"/>
          <table:table-cell office:value-type="string" calcext:value-type="string">
            <text:p>AMIGO richtige noelist 2 spheres</text:p>
          </table:table-cell>
          <table:table-cell office:value-type="string" calcext:value-type="string">
            <text:p>AMIGO_corr</text:p>
          </table:table-cell>
          <table:table-cell office:value-type="string" calcext:value-type="string">
            <text:p>AMIGO_wrong</text:p>
          </table:table-cell>
          <table:table-cell table:number-columns-repeated="3"/>
          <table:table-cell office:value-type="string" calcext:value-type="string">
            <text:p>AMIGO richtige noelist 2 spheres shared assignments top3 paropt</text:p>
          </table:table-cell>
          <table:table-cell office:value-type="string" calcext:value-type="string">
            <text:p>AMIGO_corr</text:p>
          </table:table-cell>
          <table:table-cell office:value-type="string" calcext:value-type="string">
            <text:p>AMIGO_wrong</text:p>
          </table:table-cell>
          <table:table-cell table:number-columns-repeated="2"/>
          <table:table-cell office:value-type="string" calcext:value-type="string">
            <text:p>AMIGO richtige noelist 2 spheres shared assignments top3 paropt</text:p>
          </table:table-cell>
          <table:table-cell office:value-type="string" calcext:value-type="string">
            <text:p>AMIGO_corr</text:p>
          </table:table-cell>
          <table:table-cell office:value-type="string" calcext:value-type="string">
            <text:p>AMIGO_wrong</text:p>
          </table:table-cell>
          <table:table-cell table:number-columns-repeated="2"/>
          <table:table-cell office:value-type="string" calcext:value-type="string">
            <text:p>AMIGO richtige noelist 2 spheres shared assignments top 2 par opt</text:p>
          </table:table-cell>
          <table:table-cell office:value-type="string" calcext:value-type="string">
            <text:p>AMIGO_corr</text:p>
          </table:table-cell>
          <table:table-cell office:value-type="string" calcext:value-type="string">
            <text:p>AMIGO_wrong</text:p>
          </table:table-cell>
        </table:table-row>
        <table:table-row table:style-name="ro1">
          <table:table-cell office:value-type="string" calcext:value-type="string">
            <text:p>ubi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4]/([.B4]+[.C4])" office:value-type="float" office:value="0" calcext:value-type="float">
            <text:p>0</text:p>
          </table:table-cell>
          <table:table-cell/>
          <table:table-cell office:value-type="string" calcext:value-type="string">
            <text:p>ubi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H4]/([.G4]+[.H4])" office:value-type="float" office:value="0.157894736842105" calcext:value-type="float">
            <text:p>0.157894736842105</text:p>
          </table:table-cell>
          <table:table-cell/>
          <table:table-cell office:value-type="string" calcext:value-type="string">
            <text:p>ubi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M4]/([.L4]+[.M4])" office:value-type="float" office:value="0.1875" calcext:value-type="float">
            <text:p>0.1875</text:p>
          </table:table-cell>
          <table:table-cell/>
          <table:table-cell office:value-type="string" calcext:value-type="string">
            <text:p>Ubiquiti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R4]/([.Q4]+[.R4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biquitin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X4]/([.W4]+[.X4])" office:value-type="float" office:value="0" calcext:value-type="float">
            <text:p>0</text:p>
          </table:table-cell>
          <table:table-cell/>
          <table:table-cell office:value-type="string" calcext:value-type="string">
            <text:p>Ubiquiti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C4]/([.AB4]+[.AC4])" office:value-type="float" office:value="0" calcext:value-type="float">
            <text:p>0</text:p>
          </table:table-cell>
          <table:table-cell/>
          <table:table-cell office:value-type="string" calcext:value-type="string">
            <text:p>Ubiqui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rB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5]/([.B5]+[.C5])" office:value-type="float" office:value="0" calcext:value-type="float">
            <text:p>0</text:p>
          </table:table-cell>
          <table:table-cell/>
          <table:table-cell office:value-type="string" calcext:value-type="string">
            <text:p>MsrB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5]/([.G5]+[.H5])" office:value-type="float" office:value="0" calcext:value-type="float">
            <text:p>0</text:p>
          </table:table-cell>
          <table:table-cell/>
          <table:table-cell office:value-type="string" calcext:value-type="string">
            <text:p>MsrB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M5]/([.L5]+[.M5])" office:value-type="float" office:value="0" calcext:value-type="float">
            <text:p>0</text:p>
          </table:table-cell>
          <table:table-cell/>
          <table:table-cell office:value-type="string" calcext:value-type="string">
            <text:p>MsrB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R5]/([.Q5]+[.R5])" office:value-type="float" office:value="0.0526315789473684" calcext:value-type="float">
            <text:p>0.0526315789473684</text:p>
          </table:table-cell>
          <table:table-cell table:number-columns-repeated="2"/>
          <table:table-cell office:value-type="string" calcext:value-type="string">
            <text:p>MsrB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X5]/([.W5]+[.X5])" office:value-type="float" office:value="0.0526315789473684" calcext:value-type="float">
            <text:p>0.0526315789473684</text:p>
          </table:table-cell>
          <table:table-cell/>
          <table:table-cell office:value-type="string" calcext:value-type="string">
            <text:p>MsrB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AC5]/([.AB5]+[.AC5])" office:value-type="float" office:value="0.0588235294117647" calcext:value-type="float">
            <text:p>0.0588235294117647</text:p>
          </table:table-cell>
          <table:table-cell/>
          <table:table-cell office:value-type="string" calcext:value-type="string">
            <text:p>Ms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6]/([.B6]+[.C6])" office:value-type="float" office:value="0" calcext:value-type="float">
            <text:p>0</text:p>
          </table:table-cell>
          <table:table-cell/>
          <table:table-cell office:value-type="string" calcext:value-type="string">
            <text:p>EIN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[.H6]/([.G6]+[.H6])" office:value-type="float" office:value="0.163934426229508" calcext:value-type="float">
            <text:p>0.163934426229508</text:p>
          </table:table-cell>
          <table:table-cell/>
          <table:table-cell office:value-type="string" calcext:value-type="string">
            <text:p>EIN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6]/([.L6]+[.M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EIN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[.R6]/([.Q6]+[.R6])" office:value-type="float" office:value="0.181818181818182" calcext:value-type="float">
            <text:p>0.181818181818182</text:p>
          </table:table-cell>
          <table:table-cell table:number-columns-repeated="2"/>
          <table:table-cell office:value-type="string" calcext:value-type="string">
            <text:p>EIN1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X6]/([.W6]+[.X6])" office:value-type="float" office:value="0.0754716981132075" calcext:value-type="float">
            <text:p>0.0754716981132075</text:p>
          </table:table-cell>
          <table:table-cell/>
          <table:table-cell office:value-type="string" calcext:value-type="string">
            <text:p>EIN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AC6]/([.AB6]+[.AC6])" office:value-type="float" office:value="0.0652173913043478" calcext:value-type="float">
            <text:p>0.0652173913043478</text:p>
          </table:table-cell>
          <table:table-cell/>
          <table:table-cell office:value-type="string" calcext:value-type="string">
            <text:p>EI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as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7]/([.B7]+[.C7])" office:value-type="float" office:value="0" calcext:value-type="float">
            <text:p>0</text:p>
          </table:table-cell>
          <table:table-cell/>
          <table:table-cell office:value-type="string" calcext:value-type="string">
            <text:p>ATCas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H7]/([.G7]+[.H7])" office:value-type="float" office:value="0.217391304347826" calcext:value-type="float">
            <text:p>0.217391304347826</text:p>
          </table:table-cell>
          <table:table-cell/>
          <table:table-cell office:value-type="string" calcext:value-type="string">
            <text:p>ATCa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M7]/([.L7]+[.M7])" office:value-type="float" office:value="0.285714285714286" calcext:value-type="float">
            <text:p>0.285714285714286</text:p>
          </table:table-cell>
          <table:table-cell/>
          <table:table-cell office:value-type="string" calcext:value-type="string">
            <text:p>ATCase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R7]/([.Q7]+[.R7])" office:value-type="float" office:value="0.34375" calcext:value-type="float">
            <text:p>0.34375</text:p>
          </table:table-cell>
          <table:table-cell table:number-columns-repeated="2"/>
          <table:table-cell office:value-type="string" calcext:value-type="string">
            <text:p>ATCa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X7]/([.W7]+[.X7])" office:value-type="float" office:value="0.333333333333333" calcext:value-type="float">
            <text:p>0.333333333333333</text:p>
          </table:table-cell>
          <table:table-cell/>
          <table:table-cell office:value-type="string" calcext:value-type="string">
            <text:p>ATCa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C7]/([.AB7]+[.AC7])" office:value-type="float" office:value="0.333333333333333" calcext:value-type="float">
            <text:p>0.333333333333333</text:p>
          </table:table-cell>
          <table:table-cell/>
          <table:table-cell office:value-type="string" calcext:value-type="string">
            <text:p>AT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P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8]/([.B8]+[.C8])" office:value-type="float" office:value="0" calcext:value-type="float">
            <text:p>0</text:p>
          </table:table-cell>
          <table:table-cell/>
          <table:table-cell office:value-type="string" calcext:value-type="string">
            <text:p>MBP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H8]/([.G8]+[.H8])" office:value-type="float" office:value="0.409090909090909" calcext:value-type="float">
            <text:p>0.409090909090909</text:p>
          </table:table-cell>
          <table:table-cell/>
          <table:table-cell office:value-type="string" calcext:value-type="string">
            <text:p>MBP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M8]/([.L8]+[.M8])" office:value-type="float" office:value="0" calcext:value-type="float">
            <text:p>0</text:p>
          </table:table-cell>
          <table:table-cell/>
          <table:table-cell office:value-type="string" calcext:value-type="string">
            <text:p>MBP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formula="of:=[.R8]/([.Q8]+[.R8])" office:value-type="float" office:value="0.253968253968254" calcext:value-type="float">
            <text:p>0.253968253968254</text:p>
          </table:table-cell>
          <table:table-cell table:number-columns-repeated="2"/>
          <table:table-cell office:value-type="string" calcext:value-type="string">
            <text:p>MBP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[.X8]/([.W8]+[.X8])" office:value-type="float" office:value="0.210526315789474" calcext:value-type="float">
            <text:p>0.210526315789474</text:p>
          </table:table-cell>
          <table:table-cell/>
          <table:table-cell office:value-type="string" calcext:value-type="string">
            <text:p>MBP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AC8]/([.AB8]+[.AC8])" office:value-type="float" office:value="0.166666666666667" calcext:value-type="float">
            <text:p>0.166666666666667</text:p>
          </table:table-cell>
          <table:table-cell/>
          <table:table-cell office:value-type="string" calcext:value-type="string">
            <text:p>MBP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SG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9]/([.B9]+[.C9])" office:value-type="float" office:value="0" calcext:value-type="float">
            <text:p>0</text:p>
          </table:table-cell>
          <table:table-cell/>
          <table:table-cell office:value-type="string" calcext:value-type="string">
            <text:p>MSG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H9]/([.G9]+[.H9])" office:value-type="float" office:value="0.5" calcext:value-type="float">
            <text:p>0.5</text:p>
          </table:table-cell>
          <table:table-cell/>
          <table:table-cell office:value-type="string" calcext:value-type="string">
            <text:p>MS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9]/([.L9]+[.M9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SG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table:formula="of:=[.R9]/([.Q9]+[.R9])" office:value-type="float" office:value="0.275229357798165" calcext:value-type="float">
            <text:p>0.275229357798165</text:p>
          </table:table-cell>
          <table:table-cell table:number-columns-repeated="2"/>
          <table:table-cell office:value-type="string" calcext:value-type="string">
            <text:p>MSG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[.X9]/([.W9]+[.X9])" office:value-type="float" office:value="0.123076923076923" calcext:value-type="float">
            <text:p>0.123076923076923</text:p>
          </table:table-cell>
          <table:table-cell/>
          <table:table-cell office:value-type="string" calcext:value-type="string">
            <text:p>MSG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[.AC9]/([.AB9]+[.AC9])" office:value-type="float" office:value="0.148148148148148" calcext:value-type="float">
            <text:p>0.148148148148148</text:p>
          </table:table-cell>
          <table:table-cell/>
          <table:table-cell office:value-type="string" calcext:value-type="string">
            <text:p>MSG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7a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]/([.B10]+[.C10])" office:value-type="float" office:value="0" calcext:value-type="float">
            <text:p>0</text:p>
          </table:table-cell>
          <table:table-cell office:value-type="string" calcext:value-type="string">
            <text:p>ohne B chain!!!!</text:p>
          </table:table-cell>
          <table:table-cell office:value-type="string" calcext:value-type="string">
            <text:p>a7a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[.H10]/([.G10]+[.H10])" office:value-type="float" office:value="0.0377358490566038" calcext:value-type="float">
            <text:p>0.0377358490566038</text:p>
          </table:table-cell>
          <table:table-cell/>
          <table:table-cell office:value-type="string" calcext:value-type="string">
            <text:p>a7a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[.M10]/([.L10]+[.M10])" office:value-type="float" office:value="0.142857142857143" calcext:value-type="float">
            <text:p>0.142857142857143</text:p>
          </table:table-cell>
          <table:table-cell/>
          <table:table-cell office:value-type="string" calcext:value-type="string">
            <text:p>a7a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R10]/([.Q10]+[.R10])" office:value-type="float" office:value="0.222222222222222" calcext:value-type="float">
            <text:p>0.222222222222222</text:p>
          </table:table-cell>
          <table:table-cell table:number-columns-repeated="2"/>
          <table:table-cell office:value-type="string" calcext:value-type="string">
            <text:p>a7a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X10]/([.W10]+[.X10])" office:value-type="float" office:value="0.0434782608695652" calcext:value-type="float">
            <text:p>0.0434782608695652</text:p>
          </table:table-cell>
          <table:table-cell/>
          <table:table-cell office:value-type="string" calcext:value-type="string">
            <text:p>a7a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AC10]/([.AB10]+[.AC10])" office:value-type="float" office:value="0.0476190476190476" calcext:value-type="float">
            <text:p>0.0476190476190476</text:p>
          </table:table-cell>
          <table:table-cell/>
          <table:table-cell office:value-type="string" calcext:value-type="string">
            <text:p>a7a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oV P-domain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C11]/([.B11]+[.C11])" office:value-type="float" office:value="0.04" calcext:value-type="float">
            <text:p>0.04</text:p>
          </table:table-cell>
          <table:table-cell/>
          <table:table-cell office:value-type="string" calcext:value-type="string">
            <text:p>HuNoV P-domain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uNoV P-domain</text:p>
          </table:table-cell>
          <table:table-cell table:number-columns-repeated="4"/>
          <table:table-cell office:value-type="string" calcext:value-type="string">
            <text:p>HuNoV P-domain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[.R11]/([.Q11]+[.R11])" office:value-type="float" office:value="0.145833333333333" calcext:value-type="float">
            <text:p>0.145833333333333</text:p>
          </table:table-cell>
          <table:table-cell table:number-columns-repeated="2"/>
          <table:table-cell office:value-type="string" calcext:value-type="string">
            <text:p>HuNoV P-domain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[.X11]/([.W11]+[.X11])" office:value-type="float" office:value="0.0425531914893617" calcext:value-type="float">
            <text:p>0.0425531914893617</text:p>
          </table:table-cell>
          <table:table-cell/>
          <table:table-cell office:value-type="string" calcext:value-type="string">
            <text:p>HuNoV P-domain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AC11]/([.AB11]+[.AC11])" office:value-type="float" office:value="0.0555555555555556" calcext:value-type="float">
            <text:p>0.0555555555555556</text:p>
          </table:table-cell>
          <table:table-cell/>
          <table:table-cell office:value-type="string" calcext:value-type="string">
            <text:p>HuNoV P-do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V P-domain</text:p>
          </table:table-cell>
          <table:table-cell table:number-columns-repeated="2" office:value-type="string" calcext:value-type="string">
            <text:p>N.D.</text:p>
          </table:table-cell>
          <table:table-cell table:number-columns-repeated="7"/>
          <table:table-cell office:value-type="string" calcext:value-type="string">
            <text:p>MNV P-domain</text:p>
          </table:table-cell>
          <table:table-cell table:number-columns-repeated="4"/>
          <table:table-cell office:value-type="string" calcext:value-type="string">
            <text:p>MNV P-domain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R12]/([.Q12]+[.R12])" office:value-type="float" office:value="0.0465116279069767" calcext:value-type="float">
            <text:p>0.0465116279069767</text:p>
          </table:table-cell>
          <table:table-cell table:number-columns-repeated="2"/>
          <table:table-cell office:value-type="string" calcext:value-type="string">
            <text:p>MNV P-domain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formula="of:=[.X12]/([.W12]+[.X12])" office:value-type="float" office:value="0.1875" calcext:value-type="float">
            <text:p>0.1875</text:p>
          </table:table-cell>
          <table:table-cell/>
          <table:table-cell office:value-type="string" calcext:value-type="string">
            <text:p>MNV P-domain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AC12]/([.AB12]+[.AC12])" office:value-type="float" office:value="0.0571428571428571" calcext:value-type="float">
            <text:p>0.0571428571428571</text:p>
          </table:table-cell>
          <table:table-cell/>
          <table:table-cell office:value-type="string" calcext:value-type="string">
            <text:p>MNV P-do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UGP</text:p>
          </table:table-cell>
          <table:table-cell table:number-columns-repeated="2" office:value-type="string" calcext:value-type="string">
            <text:p>N.D.</text:p>
          </table:table-cell>
          <table:table-cell table:number-columns-repeated="7"/>
          <table:table-cell office:value-type="string" calcext:value-type="string">
            <text:p>LmUGP</text:p>
          </table:table-cell>
          <table:table-cell table:number-columns-repeated="4"/>
          <table:table-cell office:value-type="string" calcext:value-type="string">
            <text:p>LmUGP</text:p>
          </table:table-cell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table:formula="of:=[.R13]/([.Q13]+[.R13])" office:value-type="float" office:value="0.159090909090909" calcext:value-type="float">
            <text:p>0.159090909090909</text:p>
          </table:table-cell>
          <table:table-cell table:number-columns-repeated="2"/>
          <table:table-cell office:value-type="string" calcext:value-type="string">
            <text:p>LmUGP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formula="of:=[.X13]/([.W13]+[.X13])" office:value-type="float" office:value="0.058252427184466" calcext:value-type="float">
            <text:p>0.058252427184466</text:p>
          </table:table-cell>
          <table:table-cell/>
          <table:table-cell office:value-type="string" calcext:value-type="string">
            <text:p>LmUGP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[.AC13]/([.AB13]+[.AC13])" office:value-type="float" office:value="0.0470588235294118" calcext:value-type="float">
            <text:p>0.0470588235294118</text:p>
          </table:table-cell>
          <table:table-cell/>
          <table:table-cell office:value-type="string" calcext:value-type="string">
            <text:p>LmU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B</text:p>
          </table:table-cell>
          <table:table-cell table:number-columns-repeated="2" office:value-type="string" calcext:value-type="string">
            <text:p>N.D.</text:p>
          </table:table-cell>
          <table:table-cell office:value-type="string" calcext:value-type="string">
            <text:p>*not yet running for 48 h</text:p>
          </table:table-cell>
          <table:table-cell table:number-columns-repeated="17"/>
          <table:table-cell office:value-type="string" calcext:value-type="string">
            <text:p>GTB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X14]/([.W14]+[.X14])" office:value-type="float" office:value="0.2" calcext:value-type="float">
            <text:p>0.2</text:p>
          </table:table-cell>
          <table:table-cell table:number-columns-repeated="2"/>
          <table:table-cell table:formula="of:=SUM([.AB4:.AB13])" office:value-type="float" office:value="318" calcext:value-type="float">
            <text:p>318</text:p>
          </table:table-cell>
          <table:table-cell table:formula="of:=SUM([.AC4:.AC13])" office:value-type="float" office:value="28" calcext:value-type="float">
            <text:p>28</text:p>
          </table:table-cell>
          <table:table-cell table:formula="of:=[.AC14]/([.AB14]+[.AC14])" office:value-type="float" office:value="0.0809248554913295" calcext:value-type="float">
            <text:p>0.0809248554913295</text:p>
          </table:table-cell>
          <table:table-cell table:number-columns-repeated="4"/>
        </table:table-row>
        <table:table-row table:style-name="ro1">
          <table:table-cell>
            <draw:frame draw:z-index="2" draw:style-name="gr1" draw:text-style-name="P1" svg:width="3.1787in" svg:height="3.5429in" svg:x="0.2713in" svg:y="0.1339in">
              <draw:object draw:notify-on-update-of-ranges="Sheet1.W50:Sheet1.W59 Sheet1.B3:Sheet1.B3 Sheet1.B4:Sheet1.B10 Sheet1.C3:Sheet1.C3 Sheet1.C4:Sheet1.C1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>
            <draw:frame draw:z-index="1" draw:style-name="gr1" draw:text-style-name="P1" svg:width="3.1787in" svg:height="3.5429in" svg:x="0.2169in" svg:y="0.1445in">
              <draw:object draw:notify-on-update-of-ranges="Sheet1.W50:Sheet1.W59 Sheet1.G3:Sheet1.G3 Sheet1.G4:Sheet1.G10 Sheet1.Y49:Sheet1.Y49 Sheet1.H4:Sheet1.H1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draw:z-index="0" draw:style-name="gr1" draw:text-style-name="P1" svg:width="3.1787in" svg:height="3.5429in" svg:x="0.2713in" svg:y="0.1339in">
              <draw:object draw:notify-on-update-of-ranges="Sheet1.W50:Sheet1.W59 Sheet1.L3:Sheet1.L3 Sheet1.L4:Sheet1.L10 Sheet1.M3:Sheet1.M3 Sheet1.M4:Sheet1.M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draw:z-index="8" draw:style-name="gr1" draw:text-style-name="P1" svg:width="3.1787in" svg:height="3.5429in" svg:x="0.639in" svg:y="0.0535in">
              <draw:object draw:notify-on-update-of-ranges="Sheet1.W50:Sheet1.W59 Sheet1.X49:Sheet1.X49 Sheet1.Q4:Sheet1.Q10 Sheet1.Y49:Sheet1.Y49 Sheet1.R4:Sheet1.R1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7"/>
          <table:table-cell table:formula="of:=SUM([.W4:.W14])" office:value-type="float" office:value="418" calcext:value-type="float">
            <text:p>418</text:p>
          </table:table-cell>
          <table:table-cell table:formula="of:=SUM([.X4:.X14])" office:value-type="float" office:value="51" calcext:value-type="float">
            <text:p>51</text:p>
          </table:table-cell>
          <table:table-cell table:formula="of:=[.X15]/([.W15]+[.X15])" office:value-type="float" office:value="0.108742004264392" calcext:value-type="float">
            <text:p>0.108742004264392</text:p>
          </table:table-cell>
          <table:table-cell/>
          <table:table-cell>
            <draw:frame draw:z-index="10" draw:style-name="gr1" draw:text-style-name="P1" svg:width="3.1787in" svg:height="3.5429in" svg:x="0.7807in" svg:y="0.122in">
              <draw:object draw:notify-on-update-of-ranges="Sheet1.W50:Sheet1.W59 Sheet1.X49:Sheet1.X49 Sheet1.AB4:Sheet1.AB10 Sheet1.AB4:Sheet1.AB10 Sheet1.Y49:Sheet1.Y49 Sheet1.AC4:Sheet1.AC10 Sheet1.AC4:Sheet1.AC10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4">
          <table:table-cell table:number-columns-repeated="34"/>
        </table:table-row>
        <table:table-row table:style-name="ro1">
          <table:table-cell table:number-columns-repeated="19"/>
          <table:table-cell>
            <draw:frame draw:z-index="6" draw:style-name="gr1" draw:text-style-name="P1" svg:width="3.1787in" svg:height="3.5429in" svg:x="0.7878in" svg:y="0.0189in">
              <draw:object draw:notify-on-update-of-ranges="Sheet1.W50:Sheet1.W59 Sheet1.X49:Sheet1.X49 Sheet1.W4:Sheet1.W10 Sheet1.Y49:Sheet1.Y49 Sheet1.X4:Sheet1.X1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14">
          <table:table-cell table:number-columns-repeated="34"/>
        </table:table-row>
        <table:table-row table:style-name="ro1">
          <table:table-cell table:number-columns-repeated="21"/>
          <table:table-cell>
            <draw:frame draw:z-index="9" draw:style-name="gr1" draw:text-style-name="P1" svg:width="3.1787in" svg:height="3.5429in" svg:x="0.6394in" svg:y="0.0783in">
              <draw:object draw:notify-on-update-of-ranges="Sheet1.V11:Sheet1.V13 Sheet1.X49:Sheet1.X49 Sheet1.W11:Sheet1.W13 Sheet1.Y49:Sheet1.Y49 Sheet1.X11:Sheet1.X1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table:number-columns-repeated="27"/>
          <table:table-cell>
            <draw:frame draw:z-index="11" draw:style-name="gr1" draw:text-style-name="P1" svg:width="3.1787in" svg:height="3.5429in" svg:x="-0.0008in" svg:y="0.011in">
              <draw:object draw:notify-on-update-of-ranges="Sheet1.V11:Sheet1.V13 Sheet1.X49:Sheet1.X49 Sheet1.AB11:Sheet1.AB13 Sheet1.Y49:Sheet1.Y49 Sheet1.AC11:Sheet1.AC13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>
            <draw:frame draw:z-index="4" draw:style-name="gr1" draw:text-style-name="P1" svg:width="3.1787in" svg:height="3.5429in" svg:x="0.4445in" svg:y="0.078in">
              <draw:object draw:notify-on-update-of-ranges="Sheet1.A11:Sheet1.A13 Sheet1.B3:Sheet1.B3 Sheet1.B11:Sheet1.B13 Sheet1.C3:Sheet1.C3 Sheet1.C11:Sheet1.C1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3"/>
          <table:table-cell>
            <draw:frame draw:z-index="3" draw:style-name="gr1" draw:text-style-name="P1" svg:width="3.1787in" svg:height="3.5429in" svg:x="0.6067in" svg:y="0.1339in">
              <draw:object draw:notify-on-update-of-ranges="Sheet1.W57:Sheet1.W59 Sheet1.X49:Sheet1.X49 Sheet1.Q11:Sheet1.Q13 Sheet1.Y49:Sheet1.Y49 Sheet1.R11:Sheet1.R1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11">
          <table:table-cell table:number-columns-repeated="34"/>
        </table:table-row>
        <table:table-row table:style-name="ro1">
          <table:table-cell table:number-columns-repeated="22"/>
          <table:table-cell office:value-type="string" calcext:value-type="string">
            <text:p>AMIGO wrong NOE CG CD</text:p>
          </table:table-cell>
          <table:table-cell office:value-type="string" calcext:value-type="string">
            <text:p>AMIGO_corr</text:p>
          </table:table-cell>
          <table:table-cell office:value-type="string" calcext:value-type="string">
            <text:p>AMIGO_wrong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string" calcext:value-type="string">
            <text:p>Ubiquiti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Y50]/([.X50]+[.Y50])" office:value-type="float" office:value="0.0769230769230769" calcext:value-type="float">
            <text:p>0.0769230769230769</text:p>
          </table:table-cell>
          <table:table-cell table:number-columns-repeated="8"/>
        </table:table-row>
        <table:table-row table:style-name="ro1">
          <table:table-cell table:number-columns-repeated="22"/>
          <table:table-cell office:value-type="string" calcext:value-type="string">
            <text:p>MsrB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Y51]/([.X51]+[.Y51])" office:value-type="float" office:value="0.117647058823529" calcext:value-type="float">
            <text:p>0.117647058823529</text:p>
          </table:table-cell>
          <table:table-cell table:number-columns-repeated="8"/>
        </table:table-row>
        <table:table-row table:style-name="ro1">
          <table:table-cell table:number-columns-repeated="22"/>
          <table:table-cell office:value-type="string" calcext:value-type="string">
            <text:p>EIN1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formula="of:=[.Y52]/([.X52]+[.Y52])" office:value-type="float" office:value="0.214285714285714" calcext:value-type="float">
            <text:p>0.214285714285714</text:p>
          </table:table-cell>
          <table:table-cell table:number-columns-repeated="8"/>
        </table:table-row>
        <table:table-row table:style-name="ro1">
          <table:table-cell table:number-columns-repeated="22"/>
          <table:table-cell office:value-type="string" calcext:value-type="string">
            <text:p>ATCase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Y53]/([.X53]+[.Y53])" office:value-type="float" office:value="0.379310344827586" calcext:value-type="float">
            <text:p>0.379310344827586</text:p>
          </table:table-cell>
          <table:table-cell table:number-columns-repeated="8"/>
        </table:table-row>
        <table:table-row table:style-name="ro1">
          <table:table-cell table:number-columns-repeated="22"/>
          <table:table-cell office:value-type="string" calcext:value-type="string">
            <text:p>MBP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[.Y54]/([.X54]+[.Y54])" office:value-type="float" office:value="0.0606060606060606" calcext:value-type="float">
            <text:p>0.0606060606060606</text:p>
          </table:table-cell>
          <table:table-cell table:number-columns-repeated="8"/>
        </table:table-row>
        <table:table-row table:style-name="ro1">
          <table:table-cell table:number-columns-repeated="22"/>
          <table:table-cell office:value-type="string" calcext:value-type="string">
            <text:p>MSG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table:formula="of:=[.Y55]/([.X55]+[.Y55])" office:value-type="float" office:value="0.229357798165138" calcext:value-type="float">
            <text:p>0.229357798165138</text:p>
          </table:table-cell>
          <table:table-cell table:number-columns-repeated="8"/>
        </table:table-row>
        <table:table-row table:style-name="ro1">
          <table:table-cell table:number-columns-repeated="22"/>
          <table:table-cell office:value-type="string" calcext:value-type="string">
            <text:p>a7a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[.Y56]/([.X56]+[.Y56])" office:value-type="float" office:value="0.297297297297297" calcext:value-type="float">
            <text:p>0.297297297297297</text:p>
          </table:table-cell>
          <table:table-cell office:value-type="string" calcext:value-type="string">
            <text:p>MONOMER!!!</text:p>
          </table:table-cell>
          <table:table-cell table:number-columns-repeated="7"/>
        </table:table-row>
        <table:table-row table:style-name="ro1">
          <table:table-cell table:number-columns-repeated="22"/>
          <table:table-cell office:value-type="string" calcext:value-type="string">
            <text:p>HuNoV P-domain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string" calcext:value-type="string">
            <text:p>MNV P-domain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string" calcext:value-type="string">
            <text:p>LmUGP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 table:number-rows-repeated="12">
          <table:table-cell table:number-columns-repeated="34"/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8">
          <table:table-cell table:number-columns-repeated="34"/>
        </table:table-row>
        <table:table-row table:style-name="ro1">
          <table:table-cell table:number-columns-repeated="22"/>
          <table:table-cell>
            <draw:frame draw:z-index="7" draw:style-name="gr1" draw:text-style-name="P1" svg:width="3.1787in" svg:height="3.5429in" svg:x="0.1197in" svg:y="0.0445in">
              <draw:object draw:notify-on-update-of-ranges="Sheet1.W57:Sheet1.W59 Sheet1.X49:Sheet1.X49 Sheet1.X56:Sheet1.X58 Sheet1.Y49:Sheet1.Y49 Sheet1.Y56:Sheet1.Y58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4T16:00:34.679000000</dc:date>
    <meta:editing-duration>P1DT14H41M9S</meta:editing-duration>
    <meta:editing-cycles>19</meta:editing-cycles>
    <meta:generator>LibreOffice/7.4.4.2$Windows_X86_64 LibreOffice_project/85569322deea74ec9134968a29af2df5663baa21</meta:generator>
    <meta:document-statistic meta:table-count="1" meta:cell-count="316" meta:object-count="1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column-mapping="0" chart:style-name="ch1">
        <chart:plot-area chart:style-name="ch2" table:cell-range-address="Sheet1.W49:Sheet1.W59 Sheet1.X49:Sheet1.Y56" chart:data-source-has-labels="both" svg:x="0.161cm" svg:y="0.18cm" svg:width="7.753cm" svg:height="8.64cm">
          <chart:coordinate-region svg:x="0.994cm" svg:y="0.375cm" svg:width="6.92cm" svg:height="6.972cm"/>
          <chart:axis chart:dimension="x" chart:name="primary-x" chart:style-name="ch3" chartooo:axis-type="text">
            <chart:categories table:cell-range-address="Sheet1.W50:Sheet1.W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X50:Sheet1.X56" chart:label-cell-address="Sheet1.X49:Sheet1.X49" chart:class="chart:bar">
            <chart:data-point chart:repeated="7"/>
          </chart:series>
          <chart:series chart:style-name="ch7" chart:values-cell-range-address="Sheet1.Y50:Sheet1.Y56" chart:label-cell-address="Sheet1.Y49:Sheet1.Y4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IGO_corr</text:p>
                <draw:g>
                  <svg:desc>Sheet1.X49:Sheet1.X49</svg:desc>
                </draw:g>
              </table:table-cell>
              <table:table-cell office:value-type="string">
                <text:p>AMIGO_wrong</text:p>
                <draw:g>
                  <svg:desc>Sheet1.Y49:Sheet1.Y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Sheet1.W50:Sheet1.W59</svg:desc>
                </draw:g>
              </table:table-cell>
              <table:table-cell office:value-type="float" office:value="12">
                <text:p>12</text:p>
                <draw:g>
                  <svg:desc>Sheet1.X50:Sheet1.X56</svg:desc>
                </draw:g>
              </table:table-cell>
              <table:table-cell office:value-type="float" office:value="1">
                <text:p>1</text:p>
                <draw:g>
                  <svg:desc>Sheet1.Y50:Sheet1.Y56</svg:desc>
                </draw:g>
              </table:table-cell>
            </table:table-row>
            <table:table-row>
              <table:table-cell office:value-type="string">
                <text:p>MsrB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55">
                <text:p>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62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84">
                <text:p>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40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style-name="ch1">
        <chart:plot-area chart:style-name="ch2" table:cell-range-address="Sheet1.V11:Sheet1.X13 Sheet1.X49:Sheet1.Y49" chart:data-source-has-labels="both" svg:x="0.161cm" svg:y="0.18cm" svg:width="7.753cm" svg:height="8.64cm">
          <chart:coordinate-region svg:x="1.063cm" svg:y="0.375cm" svg:width="6.835cm" svg:height="6cm"/>
          <chart:axis chart:dimension="x" chart:name="primary-x" chart:style-name="ch3" chartooo:axis-type="text">
            <chart:categories table:cell-range-address="Sheet1.V11:Sheet1.V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W11:Sheet1.W13" chart:label-cell-address="Sheet1.X49:Sheet1.X49" chart:class="chart:bar">
            <chart:data-point chart:repeated="3"/>
          </chart:series>
          <chart:series chart:style-name="ch7" chart:values-cell-range-address="Sheet1.X11:Sheet1.X13" chart:label-cell-address="Sheet1.Y49:Sheet1.Y4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IGO_corr</text:p>
                <draw:g>
                  <svg:desc>Sheet1.X49:Sheet1.X49</svg:desc>
                </draw:g>
              </table:table-cell>
              <table:table-cell office:value-type="string">
                <text:p>AMIGO_wrong</text:p>
                <draw:g>
                  <svg:desc>Sheet1.Y49:Sheet1.Y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NoV P-domain</text:p>
                <draw:g>
                  <svg:desc>Sheet1.V11:Sheet1.V13</svg:desc>
                </draw:g>
              </table:table-cell>
              <table:table-cell office:value-type="float" office:value="45">
                <text:p>45</text:p>
                <draw:g>
                  <svg:desc>Sheet1.W11:Sheet1.W13</svg:desc>
                </draw:g>
              </table:table-cell>
              <table:table-cell office:value-type="float" office:value="2">
                <text:p>2</text:p>
                <draw:g>
                  <svg:desc>Sheet1.X11:Sheet1.X13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97">
                <text:p>9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0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column-mapping="0" chart:style-name="ch1">
        <chart:plot-area chart:style-name="ch2" table:cell-range-address="Sheet1.W50:Sheet1.W59 Sheet1.X49:Sheet1.Y49 Sheet1.AB4:Sheet1.AC10" chart:data-source-has-labels="both" svg:x="0.161cm" svg:y="0.18cm" svg:width="7.753cm" svg:height="8.64cm">
          <chart:coordinate-region svg:x="0.994cm" svg:y="0.375cm" svg:width="6.92cm" svg:height="6.972cm"/>
          <chart:axis chart:dimension="x" chart:name="primary-x" chart:style-name="ch3" chartooo:axis-type="text">
            <chart:categories table:cell-range-address="Sheet1.W50:Sheet1.W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B4:Sheet1.AB10" chart:label-cell-address="Sheet1.X49:Sheet1.X49" chart:class="chart:bar">
            <chart:data-point chart:repeated="7"/>
            <loext:propertry-mapping loext:property="BorderColor" loext:cell-range-address="Sheet1.AB4:Sheet1.AB10"/>
          </chart:series>
          <chart:series chart:style-name="ch7" chart:values-cell-range-address="Sheet1.AC4:Sheet1.AC10" chart:label-cell-address="Sheet1.Y49:Sheet1.Y49" chart:class="chart:bar">
            <chart:data-point chart:repeated="7"/>
            <loext:propertry-mapping loext:property="BorderColor" loext:cell-range-address="Sheet1.AC4:Sheet1.AC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IGO_corr</text:p>
                <draw:g>
                  <svg:desc>Sheet1.X49:Sheet1.X49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AMIGO_wrong</text:p>
                <draw:g>
                  <svg:desc>Sheet1.Y49:Sheet1.Y49</svg:desc>
                </draw:g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Sheet1.W50:Sheet1.W59</svg:desc>
                </draw:g>
              </table:table-cell>
              <table:table-cell office:value-type="float" office:value="13">
                <text:p>13</text:p>
                <draw:g>
                  <svg:desc>Sheet1.AB4:Sheet1.AB10</svg:desc>
                </draw:g>
              </table:table-cell>
              <table:table-cell office:value-type="float" office:value="13">
                <text:p>13</text:p>
                <draw:g>
                  <svg:desc>Sheet1.AB4:Sheet1.AB10</svg:desc>
                </draw:g>
              </table:table-cell>
              <table:table-cell office:value-type="float" office:value="0">
                <text:p>0</text:p>
                <draw:g>
                  <svg:desc>Sheet1.AC4:Sheet1.AC10</svg:desc>
                </draw:g>
              </table:table-cell>
              <table:table-cell office:value-type="float" office:value="0">
                <text:p>0</text:p>
                <draw:g>
                  <svg:desc>Sheet1.AC4:Sheet1.AC10</svg:desc>
                </draw:g>
              </table:table-cell>
            </table:table-row>
            <table:table-row>
              <table:table-cell office:value-type="string">
                <text:p>MsrB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40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column-mapping="0" chart:style-name="ch1">
        <chart:plot-area chart:style-name="ch2" table:cell-range-address="Sheet1.V11:Sheet1.V13 Sheet1.X49:Sheet1.Y49 Sheet1.AB11:Sheet1.AC13" chart:data-source-has-labels="both" svg:x="0.161cm" svg:y="0.18cm" svg:width="7.753cm" svg:height="8.64cm">
          <chart:coordinate-region svg:x="1.063cm" svg:y="0.375cm" svg:width="6.835cm" svg:height="6cm"/>
          <chart:axis chart:dimension="x" chart:name="primary-x" chart:style-name="ch3" chartooo:axis-type="text">
            <chart:categories table:cell-range-address="Sheet1.V11:Sheet1.V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B11:Sheet1.AB13" chart:label-cell-address="Sheet1.X49:Sheet1.X49" chart:class="chart:bar">
            <chart:data-point chart:repeated="3"/>
          </chart:series>
          <chart:series chart:style-name="ch7" chart:values-cell-range-address="Sheet1.AC11:Sheet1.AC13" chart:label-cell-address="Sheet1.Y49:Sheet1.Y4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IGO_corr</text:p>
                <draw:g>
                  <svg:desc>Sheet1.X49:Sheet1.X49</svg:desc>
                </draw:g>
              </table:table-cell>
              <table:table-cell office:value-type="string">
                <text:p>AMIGO_wrong</text:p>
                <draw:g>
                  <svg:desc>Sheet1.Y49:Sheet1.Y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NoV P-domain</text:p>
                <draw:g>
                  <svg:desc>Sheet1.V11:Sheet1.V13</svg:desc>
                </draw:g>
              </table:table-cell>
              <table:table-cell office:value-type="float" office:value="34">
                <text:p>34</text:p>
                <draw:g>
                  <svg:desc>Sheet1.AB11:Sheet1.AB13</svg:desc>
                </draw:g>
              </table:table-cell>
              <table:table-cell office:value-type="float" office:value="2">
                <text:p>2</text:p>
                <draw:g>
                  <svg:desc>Sheet1.AC11:Sheet1.AC13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0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column-mapping="0" chart:style-name="ch1">
        <chart:plot-area chart:style-name="ch2" table:cell-range-address="Sheet1.W50:Sheet1.W59 Sheet1.L3:Sheet1.M10" chart:data-source-has-labels="both" svg:x="0.161cm" svg:y="0.18cm" svg:width="7.753cm" svg:height="8.64cm">
          <chart:coordinate-region svg:x="0.994cm" svg:y="0.375cm" svg:width="6.92cm" svg:height="6.972cm"/>
          <chart:axis chart:dimension="x" chart:name="primary-x" chart:style-name="ch3" chartooo:axis-type="text">
            <chart:categories table:cell-range-address="Sheet1.W50:Sheet1.W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4:Sheet1.L10" chart:label-cell-address="Sheet1.L3:Sheet1.L3" chart:class="chart:bar">
            <chart:data-point chart:repeated="7"/>
          </chart:series>
          <chart:series chart:style-name="ch7" chart:values-cell-range-address="Sheet1.M4:Sheet1.M10" chart:label-cell-address="Sheet1.M3:Sheet1.M3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amengo correct</text:p>
                <draw:g>
                  <svg:desc>Sheet1.L3:Sheet1.L3</svg:desc>
                </draw:g>
              </table:table-cell>
              <table:table-cell office:value-type="string">
                <text:p>flamengo wrong</text:p>
                <draw:g>
                  <svg:desc>Sheet1.M3:Sheet1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Sheet1.W50:Sheet1.W59</svg:desc>
                </draw:g>
              </table:table-cell>
              <table:table-cell office:value-type="float" office:value="13">
                <text:p>13</text:p>
                <draw:g>
                  <svg:desc>Sheet1.L4:Sheet1.L10</svg:desc>
                </draw:g>
              </table:table-cell>
              <table:table-cell office:value-type="float" office:value="3">
                <text:p>3</text:p>
                <draw:g>
                  <svg:desc>Sheet1.M4:Sheet1.M10</svg:desc>
                </draw:g>
              </table:table-cell>
            </table:table-row>
            <table:table-row>
              <table:table-cell office:value-type="string">
                <text:p>MsrB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0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style-name="ch1">
        <chart:plot-area chart:style-name="ch2" table:cell-range-address="Sheet1.W50:Sheet1.W59 Sheet1.G3:Sheet1.G10 Sheet1.Y49:Sheet1.Y49 Sheet1.H4:Sheet1.H10" chart:data-source-has-labels="both" svg:x="0.161cm" svg:y="0.18cm" svg:width="7.753cm" svg:height="8.64cm">
          <chart:coordinate-region svg:x="0.994cm" svg:y="0.375cm" svg:width="6.92cm" svg:height="6.972cm"/>
          <chart:axis chart:dimension="x" chart:name="primary-x" chart:style-name="ch3" chartooo:axis-type="text">
            <chart:categories table:cell-range-address="Sheet1.W50:Sheet1.W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4:Sheet1.G10" chart:label-cell-address="Sheet1.G3:Sheet1.G3" chart:class="chart:bar">
            <chart:data-point chart:repeated="7"/>
          </chart:series>
          <chart:series chart:style-name="ch7" chart:values-cell-range-address="Sheet1.H4:Sheet1.H10" chart:label-cell-address="Sheet1.Y49:Sheet1.Y4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XSII correct</text:p>
                <draw:g>
                  <svg:desc>Sheet1.G3:Sheet1.G3</svg:desc>
                </draw:g>
              </table:table-cell>
              <table:table-cell office:value-type="string">
                <text:p>AMIGO_wrong</text:p>
                <draw:g>
                  <svg:desc>Sheet1.Y49:Sheet1.Y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Sheet1.W50:Sheet1.W59</svg:desc>
                </draw:g>
              </table:table-cell>
              <table:table-cell office:value-type="float" office:value="16">
                <text:p>16</text:p>
                <draw:g>
                  <svg:desc>Sheet1.G4:Sheet1.G10</svg:desc>
                </draw:g>
              </table:table-cell>
              <table:table-cell office:value-type="float" office:value="3">
                <text:p>3</text:p>
                <draw:g>
                  <svg:desc>Sheet1.H4:Sheet1.H10</svg:desc>
                </draw:g>
              </table:table-cell>
            </table:table-row>
            <table:table-row>
              <table:table-cell office:value-type="string">
                <text:p>MsrB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0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column-mapping="0" chart:style-name="ch1">
        <chart:plot-area chart:style-name="ch2" table:cell-range-address="Sheet1.W50:Sheet1.W59 Sheet1.B3:Sheet1.C10" chart:data-source-has-labels="both" svg:x="0.161cm" svg:y="0.18cm" svg:width="7.753cm" svg:height="8.64cm">
          <chart:coordinate-region svg:x="0.994cm" svg:y="0.375cm" svg:width="6.92cm" svg:height="6.972cm"/>
          <chart:axis chart:dimension="x" chart:name="primary-x" chart:style-name="ch3" chartooo:axis-type="text">
            <chart:categories table:cell-range-address="Sheet1.W50:Sheet1.W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0" chart:label-cell-address="Sheet1.B3:Sheet1.B3" chart:class="chart:bar">
            <chart:data-point chart:repeated="7"/>
          </chart:series>
          <chart:series chart:style-name="ch7" chart:values-cell-range-address="Sheet1.C4:Sheet1.C10" chart:label-cell-address="Sheet1.C3:Sheet1.C3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MA_correct</text:p>
                <draw:g>
                  <svg:desc>Sheet1.B3:Sheet1.B3</svg:desc>
                </draw:g>
              </table:table-cell>
              <table:table-cell office:value-type="string">
                <text:p>MAGMA_wrong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Sheet1.W50:Sheet1.W59</svg:desc>
                </draw:g>
              </table:table-cell>
              <table:table-cell office:value-type="float" office:value="16">
                <text:p>16</text:p>
                <draw:g>
                  <svg:desc>Sheet1.B4:Sheet1.B10</svg:desc>
                </draw:g>
              </table:table-cell>
              <table:table-cell office:value-type="float" office:value="0">
                <text:p>0</text:p>
                <draw:g>
                  <svg:desc>Sheet1.C4:Sheet1.C10</svg:desc>
                </draw:g>
              </table:table-cell>
            </table:table-row>
            <table:table-row>
              <table:table-cell office:value-type="string">
                <text:p>MsrB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column-mapping="0" chart:style-name="ch1">
        <chart:plot-area chart:style-name="ch2" table:cell-range-address="Sheet1.W57:Sheet1.W59 Sheet1.X49:Sheet1.Y49 Sheet1.Q11:Sheet1.R13" chart:data-source-has-labels="both" svg:x="0.161cm" svg:y="0.18cm" svg:width="7.753cm" svg:height="8.64cm">
          <chart:coordinate-region svg:x="1.063cm" svg:y="0.375cm" svg:width="6.835cm" svg:height="6cm"/>
          <chart:axis chart:dimension="x" chart:name="primary-x" chart:style-name="ch3" chartooo:axis-type="text">
            <chart:categories table:cell-range-address="Sheet1.W57:Sheet1.W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11:Sheet1.Q13" chart:label-cell-address="Sheet1.X49:Sheet1.X49" chart:class="chart:bar">
            <chart:data-point chart:repeated="3"/>
          </chart:series>
          <chart:series chart:style-name="ch7" chart:values-cell-range-address="Sheet1.R11:Sheet1.R13" chart:label-cell-address="Sheet1.Y49:Sheet1.Y4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IGO_corr</text:p>
                <draw:g>
                  <svg:desc>Sheet1.X49:Sheet1.X49</svg:desc>
                </draw:g>
              </table:table-cell>
              <table:table-cell office:value-type="string">
                <text:p>AMIGO_wrong</text:p>
                <draw:g>
                  <svg:desc>Sheet1.Y49:Sheet1.Y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NoV P-domain</text:p>
                <draw:g>
                  <svg:desc>Sheet1.W57:Sheet1.W59</svg:desc>
                </draw:g>
              </table:table-cell>
              <table:table-cell office:value-type="float" office:value="41">
                <text:p>41</text:p>
                <draw:g>
                  <svg:desc>Sheet1.Q11:Sheet1.Q13</svg:desc>
                </draw:g>
              </table:table-cell>
              <table:table-cell office:value-type="float" office:value="7">
                <text:p>7</text:p>
                <draw:g>
                  <svg:desc>Sheet1.R11:Sheet1.R13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111">
                <text:p>111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40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style-name="ch1">
        <chart:plot-area chart:style-name="ch2" table:cell-range-address="Sheet1.A11:Sheet1.C13 Sheet1.B3:Sheet1.C3" chart:data-source-has-labels="both" svg:x="0.161cm" svg:y="0.18cm" svg:width="7.753cm" svg:height="8.64cm">
          <chart:coordinate-region svg:x="1.063cm" svg:y="0.375cm" svg:width="6.835cm" svg:height="6cm"/>
          <chart:axis chart:dimension="x" chart:name="primary-x" chart:style-name="ch3" chartooo:axis-type="text">
            <chart:categories table:cell-range-address="Sheet1.A11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1:Sheet1.B13" chart:label-cell-address="Sheet1.B3:Sheet1.B3" chart:class="chart:bar">
            <chart:data-point chart:repeated="3"/>
          </chart:series>
          <chart:series chart:style-name="ch7" chart:values-cell-range-address="Sheet1.C11:Sheet1.C13" chart:label-cell-address="Sheet1.C3:Sheet1.C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MA_correct</text:p>
                <draw:g>
                  <svg:desc>Sheet1.B3:Sheet1.B3</svg:desc>
                </draw:g>
              </table:table-cell>
              <table:table-cell office:value-type="string">
                <text:p>MAGMA_wrong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NoV P-domain</text:p>
                <draw:g>
                  <svg:desc>Sheet1.A11:Sheet1.A13</svg:desc>
                </draw:g>
              </table:table-cell>
              <table:table-cell office:value-type="float" office:value="48">
                <text:p>48</text:p>
                <draw:g>
                  <svg:desc>Sheet1.B11:Sheet1.B13</svg:desc>
                </draw:g>
              </table:table-cell>
              <table:table-cell office:value-type="float" office:value="2">
                <text:p>2</text:p>
                <draw:g>
                  <svg:desc>Sheet1.C11:Sheet1.C13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0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column-mapping="0" chart:style-name="ch1">
        <chart:plot-area chart:style-name="ch2" table:cell-range-address="Sheet1.W50:Sheet1.W59 Sheet1.X49:Sheet1.Y49 Sheet1.W4:Sheet1.X10" chart:data-source-has-labels="both" svg:x="0.161cm" svg:y="0.18cm" svg:width="7.753cm" svg:height="8.64cm">
          <chart:coordinate-region svg:x="0.994cm" svg:y="0.375cm" svg:width="6.92cm" svg:height="6.972cm"/>
          <chart:axis chart:dimension="x" chart:name="primary-x" chart:style-name="ch3" chartooo:axis-type="text">
            <chart:categories table:cell-range-address="Sheet1.W50:Sheet1.W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W4:Sheet1.W10" chart:label-cell-address="Sheet1.X49:Sheet1.X49" chart:class="chart:bar">
            <chart:data-point chart:repeated="7"/>
          </chart:series>
          <chart:series chart:style-name="ch7" chart:values-cell-range-address="Sheet1.X4:Sheet1.X10" chart:label-cell-address="Sheet1.Y49:Sheet1.Y4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IGO_corr</text:p>
                <draw:g>
                  <svg:desc>Sheet1.X49:Sheet1.X49</svg:desc>
                </draw:g>
              </table:table-cell>
              <table:table-cell office:value-type="string">
                <text:p>AMIGO_wrong</text:p>
                <draw:g>
                  <svg:desc>Sheet1.Y49:Sheet1.Y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Sheet1.W50:Sheet1.W59</svg:desc>
                </draw:g>
              </table:table-cell>
              <table:table-cell office:value-type="float" office:value="18">
                <text:p>18</text:p>
                <draw:g>
                  <svg:desc>Sheet1.W4:Sheet1.W10</svg:desc>
                </draw:g>
              </table:table-cell>
              <table:table-cell office:value-type="float" office:value="0">
                <text:p>0</text:p>
                <draw:g>
                  <svg:desc>Sheet1.X4:Sheet1.X10</svg:desc>
                </draw:g>
              </table:table-cell>
            </table:table-row>
            <table:table-row>
              <table:table-cell office:value-type="string">
                <text:p>MsrB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57">
                <text:p>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0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column-mapping="0" chart:style-name="ch1">
        <chart:plot-area chart:style-name="ch2" table:cell-range-address="Sheet1.W50:Sheet1.W59 Sheet1.X49:Sheet1.Y49 Sheet1.Q4:Sheet1.R10" chart:data-source-has-labels="both" svg:x="0.161cm" svg:y="0.18cm" svg:width="7.753cm" svg:height="8.64cm">
          <chart:coordinate-region svg:x="0.994cm" svg:y="0.375cm" svg:width="6.92cm" svg:height="6.972cm"/>
          <chart:axis chart:dimension="x" chart:name="primary-x" chart:style-name="ch3" chartooo:axis-type="text">
            <chart:categories table:cell-range-address="Sheet1.W50:Sheet1.W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4:Sheet1.Q10" chart:label-cell-address="Sheet1.X49:Sheet1.X49" chart:class="chart:bar">
            <chart:data-point chart:repeated="7"/>
          </chart:series>
          <chart:series chart:style-name="ch7" chart:values-cell-range-address="Sheet1.R4:Sheet1.R10" chart:label-cell-address="Sheet1.Y49:Sheet1.Y4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IGO_corr</text:p>
                <draw:g>
                  <svg:desc>Sheet1.X49:Sheet1.X49</svg:desc>
                </draw:g>
              </table:table-cell>
              <table:table-cell office:value-type="string">
                <text:p>AMIGO_wrong</text:p>
                <draw:g>
                  <svg:desc>Sheet1.Y49:Sheet1.Y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Sheet1.W50:Sheet1.W59</svg:desc>
                </draw:g>
              </table:table-cell>
              <table:table-cell office:value-type="float" office:value="13">
                <text:p>13</text:p>
                <draw:g>
                  <svg:desc>Sheet1.Q4:Sheet1.Q10</svg:desc>
                </draw:g>
              </table:table-cell>
              <table:table-cell office:value-type="float" office:value="0">
                <text:p>0</text:p>
                <draw:g>
                  <svg:desc>Sheet1.R4:Sheet1.R10</svg:desc>
                </draw:g>
              </table:table-cell>
            </table:table-row>
            <table:table-row>
              <table:table-cell office:value-type="string">
                <text:p>MsrB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54">
                <text:p>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47">
                <text:p>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79">
                <text:p>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40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5" style:family="chart">
      <style:graphic-properties draw:stroke="dash" draw:stroke-dash="Long_20_Dot"/>
    </style:style>
    <style:style style:name="ch6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5cm" svg:height="9cm" xlink:href=".." xlink:type="simple" chart:class="chart:bar" chart:column-mapping="0" chart:style-name="ch1">
        <chart:plot-area chart:style-name="ch2" table:cell-range-address="Sheet1.W57:Sheet1.W59 Sheet1.X49:Sheet1.Y49 Sheet1.X56:Sheet1.Y58" chart:data-source-has-labels="both" svg:x="0.161cm" svg:y="0.18cm" svg:width="7.753cm" svg:height="8.64cm">
          <chart:coordinate-region svg:x="1.063cm" svg:y="0.375cm" svg:width="6.835cm" svg:height="6cm"/>
          <chart:axis chart:dimension="x" chart:name="primary-x" chart:style-name="ch3" chartooo:axis-type="text">
            <chart:categories table:cell-range-address="Sheet1.W57:Sheet1.W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X56:Sheet1.X58" chart:label-cell-address="Sheet1.X49:Sheet1.X49" chart:class="chart:bar">
            <chart:data-point chart:repeated="3"/>
          </chart:series>
          <chart:series chart:style-name="ch7" chart:values-cell-range-address="Sheet1.Y56:Sheet1.Y58" chart:label-cell-address="Sheet1.Y49:Sheet1.Y4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IGO_corr</text:p>
                <draw:g>
                  <svg:desc>Sheet1.X49:Sheet1.X49</svg:desc>
                </draw:g>
              </table:table-cell>
              <table:table-cell office:value-type="string">
                <text:p>AMIGO_wrong</text:p>
                <draw:g>
                  <svg:desc>Sheet1.Y49:Sheet1.Y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NoV P-domain</text:p>
                <draw:g>
                  <svg:desc>Sheet1.W57:Sheet1.W59</svg:desc>
                </draw:g>
              </table:table-cell>
              <table:table-cell office:value-type="float" office:value="26">
                <text:p>26</text:p>
                <draw:g>
                  <svg:desc>Sheet1.X56:Sheet1.X58</svg:desc>
                </draw:g>
              </table:table-cell>
              <table:table-cell office:value-type="float" office:value="11">
                <text:p>11</text:p>
                <draw:g>
                  <svg:desc>Sheet1.Y56:Sheet1.Y58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